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f64b3" officeooo:paragraph-rsid="001f64b3" style:font-size-asian="15pt" style:font-size-complex="15pt"/>
    </style:style>
    <style:style style:name="P2" style:family="paragraph" style:parent-style-name="Standard">
      <style:text-properties fo:font-size="15pt" officeooo:rsid="001f6abe" officeooo:paragraph-rsid="001f6abe" style:font-size-asian="15pt" style:font-size-complex="15pt"/>
    </style:style>
    <style:style style:name="P3" style:family="paragraph" style:parent-style-name="Standard">
      <style:text-properties fo:font-size="15pt" officeooo:rsid="001f6abe" officeooo:paragraph-rsid="00291e21" style:font-size-asian="15pt" style:font-size-complex="15pt"/>
    </style:style>
    <style:style style:name="P4" style:family="paragraph" style:parent-style-name="Standard">
      <style:text-properties fo:font-size="15pt" officeooo:rsid="001f6abe" officeooo:paragraph-rsid="002ec6a4" style:font-size-asian="15pt" style:font-size-complex="15pt"/>
    </style:style>
    <style:style style:name="P5" style:family="paragraph" style:parent-style-name="Standard">
      <style:text-properties fo:font-size="15pt" officeooo:rsid="001f6abe" officeooo:paragraph-rsid="0030a924" style:font-size-asian="15pt" style:font-size-complex="15pt"/>
    </style:style>
    <style:style style:name="P6" style:family="paragraph" style:parent-style-name="Standard">
      <style:text-properties fo:font-size="15pt" officeooo:rsid="002570a5" officeooo:paragraph-rsid="002570a5" style:font-size-asian="15pt" style:font-size-complex="15pt"/>
    </style:style>
    <style:style style:name="P7" style:family="paragraph" style:parent-style-name="Standard">
      <style:text-properties fo:font-size="15pt" officeooo:rsid="00262626" officeooo:paragraph-rsid="00262626" style:font-size-asian="15pt" style:font-size-complex="15pt"/>
    </style:style>
    <style:style style:name="P8" style:family="paragraph" style:parent-style-name="Standard">
      <style:text-properties fo:font-size="15pt" officeooo:rsid="00262626" officeooo:paragraph-rsid="00274493" style:font-size-asian="15pt" style:font-size-complex="15pt"/>
    </style:style>
    <style:style style:name="P9" style:family="paragraph" style:parent-style-name="Standard">
      <style:text-properties fo:font-size="15pt" officeooo:rsid="002cffd9" officeooo:paragraph-rsid="002cffd9" style:font-size-asian="15pt" style:font-size-complex="15pt"/>
    </style:style>
    <style:style style:name="P10" style:family="paragraph" style:parent-style-name="Standard">
      <style:text-properties fo:font-size="15pt" officeooo:rsid="0032743f" officeooo:paragraph-rsid="0032743f" style:font-size-asian="15pt" style:font-size-complex="15pt"/>
    </style:style>
    <style:style style:name="P11" style:family="paragraph" style:parent-style-name="Standard">
      <style:text-properties fo:font-size="15pt" officeooo:rsid="0032743f" officeooo:paragraph-rsid="0077b774" style:font-size-asian="15pt" style:font-size-complex="15pt"/>
    </style:style>
    <style:style style:name="P12" style:family="paragraph" style:parent-style-name="Standard">
      <style:text-properties fo:font-size="15pt" officeooo:rsid="0033b711" officeooo:paragraph-rsid="0033b711" style:font-size-asian="15pt" style:font-size-complex="15pt"/>
    </style:style>
    <style:style style:name="P13" style:family="paragraph" style:parent-style-name="Standard">
      <style:text-properties fo:font-size="15pt" officeooo:rsid="0033b711" officeooo:paragraph-rsid="00531430" style:font-size-asian="15pt" style:font-size-complex="15pt"/>
    </style:style>
    <style:style style:name="P14" style:family="paragraph" style:parent-style-name="Standard">
      <style:text-properties fo:font-size="15pt" officeooo:rsid="00349caf" officeooo:paragraph-rsid="00349caf" style:font-size-asian="15pt" style:font-size-complex="15pt"/>
    </style:style>
    <style:style style:name="P15" style:family="paragraph" style:parent-style-name="Standard">
      <style:text-properties fo:font-size="15pt" officeooo:rsid="00349caf" officeooo:paragraph-rsid="0036b7bd" style:font-size-asian="15pt" style:font-size-complex="15pt"/>
    </style:style>
    <style:style style:name="P16" style:family="paragraph" style:parent-style-name="Standard">
      <style:text-properties fo:font-size="15pt" officeooo:rsid="0037f984" officeooo:paragraph-rsid="0037f984" style:font-size-asian="15pt" style:font-size-complex="15pt"/>
    </style:style>
    <style:style style:name="P17" style:family="paragraph" style:parent-style-name="Standard">
      <style:text-properties fo:font-size="15pt" officeooo:rsid="0038507b" officeooo:paragraph-rsid="0038507b" style:font-size-asian="15pt" style:font-size-complex="15pt"/>
    </style:style>
    <style:style style:name="P18" style:family="paragraph" style:parent-style-name="Standard">
      <style:text-properties fo:font-size="15pt" officeooo:rsid="0039e43d" officeooo:paragraph-rsid="0039e43d" style:font-size-asian="15pt" style:font-size-complex="15pt"/>
    </style:style>
    <style:style style:name="P19" style:family="paragraph" style:parent-style-name="Standard">
      <style:text-properties fo:font-size="15pt" officeooo:rsid="003aaf73" officeooo:paragraph-rsid="003aaf73" style:font-size-asian="15pt" style:font-size-complex="15pt"/>
    </style:style>
    <style:style style:name="P20" style:family="paragraph" style:parent-style-name="Standard">
      <style:text-properties fo:font-size="15pt" officeooo:rsid="003aaf73" officeooo:paragraph-rsid="003beeb3" style:font-size-asian="15pt" style:font-size-complex="15pt"/>
    </style:style>
    <style:style style:name="P21" style:family="paragraph" style:parent-style-name="Standard">
      <style:text-properties fo:font-size="15pt" officeooo:rsid="003c2eec" officeooo:paragraph-rsid="003c2eec" style:font-size-asian="15pt" style:font-size-complex="15pt"/>
    </style:style>
    <style:style style:name="P22" style:family="paragraph" style:parent-style-name="Standard">
      <style:text-properties fo:font-size="15pt" officeooo:rsid="003cc5a1" officeooo:paragraph-rsid="003cc5a1" style:font-size-asian="15pt" style:font-size-complex="15pt"/>
    </style:style>
    <style:style style:name="P23" style:family="paragraph" style:parent-style-name="Standard">
      <style:text-properties fo:font-size="15pt" officeooo:rsid="003e6123" officeooo:paragraph-rsid="003e6123" style:font-size-asian="15pt" style:font-size-complex="15pt"/>
    </style:style>
    <style:style style:name="P24" style:family="paragraph" style:parent-style-name="Standard">
      <style:text-properties fo:font-size="15pt" officeooo:rsid="003e9676" officeooo:paragraph-rsid="003e9676" style:font-size-asian="15pt" style:font-size-complex="15pt"/>
    </style:style>
    <style:style style:name="P25" style:family="paragraph" style:parent-style-name="Standard">
      <style:text-properties fo:font-size="15pt" officeooo:rsid="003fccce" officeooo:paragraph-rsid="003fccce" style:font-size-asian="15pt" style:font-size-complex="15pt"/>
    </style:style>
    <style:style style:name="P26" style:family="paragraph" style:parent-style-name="Standard">
      <style:text-properties fo:font-size="15pt" officeooo:rsid="00404901" officeooo:paragraph-rsid="00404901" style:font-size-asian="15pt" style:font-size-complex="15pt"/>
    </style:style>
    <style:style style:name="P27" style:family="paragraph" style:parent-style-name="Standard">
      <style:text-properties fo:font-size="15pt" officeooo:rsid="00410864" officeooo:paragraph-rsid="00410864" style:font-size-asian="15pt" style:font-size-complex="15pt"/>
    </style:style>
    <style:style style:name="P28" style:family="paragraph" style:parent-style-name="Standard">
      <style:text-properties fo:font-size="15pt" officeooo:rsid="00445ab1" officeooo:paragraph-rsid="00445ab1" style:font-size-asian="15pt" style:font-size-complex="15pt"/>
    </style:style>
    <style:style style:name="P29" style:family="paragraph" style:parent-style-name="Standard">
      <style:text-properties fo:font-size="15pt" officeooo:rsid="00445ab1" officeooo:paragraph-rsid="00452bad" style:font-size-asian="15pt" style:font-size-complex="15pt"/>
    </style:style>
    <style:style style:name="P30" style:family="paragraph" style:parent-style-name="Standard">
      <style:text-properties fo:font-size="15pt" officeooo:rsid="00447a1f" officeooo:paragraph-rsid="00447a1f" style:font-size-asian="15pt" style:font-size-complex="15pt"/>
    </style:style>
    <style:style style:name="P31" style:family="paragraph" style:parent-style-name="Standard">
      <style:text-properties fo:font-size="15pt" officeooo:rsid="0045f7cb" officeooo:paragraph-rsid="0045f7cb" style:font-size-asian="15pt" style:font-size-complex="15pt"/>
    </style:style>
    <style:style style:name="P32" style:family="paragraph" style:parent-style-name="Standard">
      <style:text-properties fo:font-size="15pt" officeooo:rsid="00477905" officeooo:paragraph-rsid="00477905" style:font-size-asian="15pt" style:font-size-complex="15pt"/>
    </style:style>
    <style:style style:name="P33" style:family="paragraph" style:parent-style-name="Standard">
      <style:text-properties fo:font-size="15pt" officeooo:rsid="0049154c" officeooo:paragraph-rsid="0049154c" style:font-size-asian="15pt" style:font-size-complex="15pt"/>
    </style:style>
    <style:style style:name="P34" style:family="paragraph" style:parent-style-name="Standard">
      <style:text-properties fo:font-size="15pt" officeooo:rsid="004be795" officeooo:paragraph-rsid="004be795" style:font-size-asian="15pt" style:font-size-complex="15pt"/>
    </style:style>
    <style:style style:name="P35" style:family="paragraph" style:parent-style-name="Standard">
      <style:text-properties fo:font-size="15pt" officeooo:rsid="004d45c5" officeooo:paragraph-rsid="004d45c5" style:font-size-asian="15pt" style:font-size-complex="15pt"/>
    </style:style>
    <style:style style:name="P36" style:family="paragraph" style:parent-style-name="Standard">
      <style:text-properties fo:font-size="15pt" officeooo:rsid="004e0c24" officeooo:paragraph-rsid="004e0c24" style:font-size-asian="15pt" style:font-size-complex="15pt"/>
    </style:style>
    <style:style style:name="P37" style:family="paragraph" style:parent-style-name="Standard">
      <style:text-properties fo:font-size="15pt" officeooo:rsid="004ffe1a" officeooo:paragraph-rsid="004ffe1a" style:font-size-asian="15pt" style:font-size-complex="15pt"/>
    </style:style>
    <style:style style:name="P38" style:family="paragraph" style:parent-style-name="Standard">
      <style:text-properties fo:font-size="15pt" officeooo:rsid="005107b1" officeooo:paragraph-rsid="005107b1" style:font-size-asian="15pt" style:font-size-complex="15pt"/>
    </style:style>
    <style:style style:name="P39" style:family="paragraph" style:parent-style-name="Standard">
      <style:text-properties fo:font-size="15pt" officeooo:rsid="00511c08" officeooo:paragraph-rsid="00511c08" style:font-size-asian="15pt" style:font-size-complex="15pt"/>
    </style:style>
    <style:style style:name="P40" style:family="paragraph" style:parent-style-name="Standard">
      <style:text-properties fo:font-size="15pt" officeooo:rsid="00531430" officeooo:paragraph-rsid="00531430" style:font-size-asian="15pt" style:font-size-complex="15pt"/>
    </style:style>
    <style:style style:name="P41" style:family="paragraph" style:parent-style-name="Standard">
      <style:text-properties fo:font-size="15pt" officeooo:rsid="005449e5" officeooo:paragraph-rsid="005449e5" style:font-size-asian="15pt" style:font-size-complex="15pt"/>
    </style:style>
    <style:style style:name="P42" style:family="paragraph" style:parent-style-name="Standard">
      <style:text-properties fo:font-size="15pt" officeooo:rsid="005524ac" officeooo:paragraph-rsid="005524ac" style:font-size-asian="15pt" style:font-size-complex="15pt"/>
    </style:style>
    <style:style style:name="P43" style:family="paragraph" style:parent-style-name="Standard">
      <style:text-properties fo:font-size="15pt" officeooo:rsid="005524ac" officeooo:paragraph-rsid="00577833" style:font-size-asian="15pt" style:font-size-complex="15pt"/>
    </style:style>
    <style:style style:name="P44" style:family="paragraph" style:parent-style-name="Standard">
      <style:text-properties fo:font-size="15pt" officeooo:rsid="005524ac" officeooo:paragraph-rsid="005e24e4" style:font-size-asian="15pt" style:font-size-complex="15pt"/>
    </style:style>
    <style:style style:name="P45" style:family="paragraph" style:parent-style-name="Standard">
      <style:text-properties fo:font-size="15pt" officeooo:rsid="005b9c00" officeooo:paragraph-rsid="005b9c00" style:font-size-asian="15pt" style:font-size-complex="15pt"/>
    </style:style>
    <style:style style:name="P46" style:family="paragraph" style:parent-style-name="Standard">
      <style:text-properties fo:font-size="15pt" officeooo:rsid="005b9c00" officeooo:paragraph-rsid="005e24e4" style:font-size-asian="15pt" style:font-size-complex="15pt"/>
    </style:style>
    <style:style style:name="P47" style:family="paragraph" style:parent-style-name="Standard">
      <style:text-properties fo:font-size="15pt" officeooo:rsid="0062bc02" officeooo:paragraph-rsid="0062bc02" style:font-size-asian="15pt" style:font-size-complex="15pt"/>
    </style:style>
    <style:style style:name="P48" style:family="paragraph" style:parent-style-name="Standard">
      <style:text-properties fo:font-size="15pt" officeooo:rsid="00698176" officeooo:paragraph-rsid="00698176" style:font-size-asian="15pt" style:font-size-complex="15pt"/>
    </style:style>
    <style:style style:name="P49" style:family="paragraph" style:parent-style-name="Standard">
      <style:text-properties fo:font-size="15pt" officeooo:rsid="006afa00" officeooo:paragraph-rsid="006afa00" style:font-size-asian="15pt" style:font-size-complex="15pt"/>
    </style:style>
    <style:style style:name="P50" style:family="paragraph" style:parent-style-name="Standard">
      <style:text-properties fo:font-size="15pt" officeooo:rsid="006bcc9d" officeooo:paragraph-rsid="006bcc9d" style:font-size-asian="15pt" style:font-size-complex="15pt"/>
    </style:style>
    <style:style style:name="P51" style:family="paragraph" style:parent-style-name="Standard">
      <style:text-properties fo:font-size="15pt" officeooo:rsid="006bcc9d" officeooo:paragraph-rsid="006cdc5b" style:font-size-asian="15pt" style:font-size-complex="15pt"/>
    </style:style>
    <style:style style:name="P52" style:family="paragraph" style:parent-style-name="Standard">
      <style:text-properties fo:font-size="15pt" officeooo:rsid="006cdc5b" officeooo:paragraph-rsid="006cdc5b" style:font-size-asian="15pt" style:font-size-complex="15pt"/>
    </style:style>
    <style:style style:name="P53" style:family="paragraph" style:parent-style-name="Standard">
      <style:text-properties fo:font-size="15pt" officeooo:rsid="006d4219" officeooo:paragraph-rsid="006d4219" style:font-size-asian="15pt" style:font-size-complex="15pt"/>
    </style:style>
    <style:style style:name="P54" style:family="paragraph" style:parent-style-name="Standard">
      <style:text-properties fo:font-size="15pt" officeooo:rsid="0036b7bd" officeooo:paragraph-rsid="0036b7bd" style:font-size-asian="15pt" style:font-size-complex="15pt"/>
    </style:style>
    <style:style style:name="P55" style:family="paragraph" style:parent-style-name="Standard">
      <style:text-properties fo:font-size="15pt" officeooo:rsid="00525297" officeooo:paragraph-rsid="00525297" style:font-size-asian="15pt" style:font-size-complex="15pt"/>
    </style:style>
    <style:style style:name="P56" style:family="paragraph" style:parent-style-name="Standard">
      <style:text-properties fo:color="#cc0000" fo:font-size="15pt" officeooo:rsid="001f6abe" officeooo:paragraph-rsid="0030a924" style:font-size-asian="15pt" style:font-size-complex="15pt"/>
    </style:style>
    <style:style style:name="P57" style:family="paragraph" style:parent-style-name="Standard">
      <style:text-properties fo:color="#cc0000" fo:font-size="15pt" officeooo:rsid="00349caf" officeooo:paragraph-rsid="0036b7bd" style:font-size-asian="15pt" style:font-size-complex="15pt"/>
    </style:style>
    <style:style style:name="P58" style:family="paragraph" style:parent-style-name="Standard">
      <style:text-properties fo:color="#cc0000" fo:font-size="15pt" officeooo:rsid="005449e5" officeooo:paragraph-rsid="005449e5" style:font-size-asian="15pt" style:font-size-complex="15pt"/>
    </style:style>
    <style:style style:name="P59" style:family="paragraph" style:parent-style-name="Standard">
      <style:text-properties fo:color="#cc0000" fo:font-size="15pt" officeooo:rsid="005524ac" officeooo:paragraph-rsid="005524ac" style:font-size-asian="15pt" style:font-size-complex="15pt"/>
    </style:style>
    <style:style style:name="P60" style:family="paragraph" style:parent-style-name="Standard">
      <style:text-properties fo:color="#000000" fo:font-size="15pt" officeooo:rsid="003aaf73" officeooo:paragraph-rsid="003beeb3" style:font-size-asian="15pt" style:font-size-complex="15pt"/>
    </style:style>
    <style:style style:name="P61" style:family="paragraph" style:parent-style-name="Standard">
      <style:text-properties fo:color="#000000" fo:font-size="15pt" officeooo:rsid="003aaf73" officeooo:paragraph-rsid="003aaf73" style:font-size-asian="15pt" style:font-size-complex="15pt"/>
    </style:style>
    <style:style style:name="P62" style:family="paragraph" style:parent-style-name="Standard">
      <style:text-properties fo:color="#000000" fo:font-size="15pt" officeooo:rsid="007398e5" officeooo:paragraph-rsid="007398e5" style:font-size-asian="15pt" style:font-size-complex="15pt"/>
    </style:style>
    <style:style style:name="P63" style:family="paragraph" style:parent-style-name="Standard">
      <style:text-properties fo:color="#000000" fo:font-size="15pt" officeooo:rsid="00757e1f" officeooo:paragraph-rsid="00757e1f" style:font-size-asian="15pt" style:font-size-complex="15pt"/>
    </style:style>
    <style:style style:name="T1" style:family="text">
      <style:text-properties officeooo:rsid="0022ac7e"/>
    </style:style>
    <style:style style:name="T2" style:family="text">
      <style:text-properties officeooo:rsid="0023b05d"/>
    </style:style>
    <style:style style:name="T3" style:family="text">
      <style:text-properties officeooo:rsid="00262626"/>
    </style:style>
    <style:style style:name="T4" style:family="text">
      <style:text-properties fo:color="#cc0000"/>
    </style:style>
    <style:style style:name="T5" style:family="text">
      <style:text-properties fo:color="#cc0000" officeooo:rsid="0037f984"/>
    </style:style>
    <style:style style:name="T6" style:family="text">
      <style:text-properties officeooo:rsid="002dcf2e"/>
    </style:style>
    <style:style style:name="T7" style:family="text">
      <style:text-properties officeooo:rsid="002ec6a4"/>
    </style:style>
    <style:style style:name="T8" style:family="text">
      <style:text-properties officeooo:rsid="0030a924"/>
    </style:style>
    <style:style style:name="T9" style:family="text">
      <style:text-properties officeooo:rsid="003254e1"/>
    </style:style>
    <style:style style:name="T10" style:family="text">
      <style:text-properties officeooo:rsid="0032743f"/>
    </style:style>
    <style:style style:name="T11" style:family="text">
      <style:text-properties officeooo:rsid="0032a670"/>
    </style:style>
    <style:style style:name="T12" style:family="text">
      <style:text-properties officeooo:rsid="00352e79"/>
    </style:style>
    <style:style style:name="T13" style:family="text">
      <style:text-properties officeooo:rsid="0037f984"/>
    </style:style>
    <style:style style:name="T14" style:family="text">
      <style:text-properties officeooo:rsid="0038507b"/>
    </style:style>
    <style:style style:name="T15" style:family="text">
      <style:text-properties officeooo:rsid="003906b2"/>
    </style:style>
    <style:style style:name="T16" style:family="text">
      <style:text-properties officeooo:rsid="003c144c"/>
    </style:style>
    <style:style style:name="T17" style:family="text">
      <style:text-properties officeooo:rsid="00426a8a"/>
    </style:style>
    <style:style style:name="T18" style:family="text">
      <style:text-properties officeooo:rsid="00452bad"/>
    </style:style>
    <style:style style:name="T19" style:family="text">
      <style:text-properties officeooo:rsid="004ab4b7"/>
    </style:style>
    <style:style style:name="T20" style:family="text">
      <style:text-properties officeooo:rsid="004d45c5"/>
    </style:style>
    <style:style style:name="T21" style:family="text">
      <style:text-properties officeooo:rsid="0051ebf5"/>
    </style:style>
    <style:style style:name="T22" style:family="text">
      <style:text-properties officeooo:rsid="005449e5"/>
    </style:style>
    <style:style style:name="T23" style:family="text">
      <style:text-properties officeooo:rsid="0056f3d1"/>
    </style:style>
    <style:style style:name="T24" style:family="text">
      <style:text-properties officeooo:rsid="00577833"/>
    </style:style>
    <style:style style:name="T25" style:family="text">
      <style:text-properties officeooo:rsid="0059a3e6"/>
    </style:style>
    <style:style style:name="T26" style:family="text">
      <style:text-properties officeooo:rsid="005b9c00"/>
    </style:style>
    <style:style style:name="T27" style:family="text">
      <style:text-properties officeooo:rsid="005ce56a"/>
    </style:style>
    <style:style style:name="T28" style:family="text">
      <style:text-properties officeooo:rsid="005eb241"/>
    </style:style>
    <style:style style:name="T29" style:family="text">
      <style:text-properties officeooo:rsid="0067e42b"/>
    </style:style>
    <style:style style:name="T30" style:family="text">
      <style:text-properties officeooo:rsid="006a99b2"/>
    </style:style>
    <style:style style:name="T31" style:family="text">
      <style:text-properties officeooo:rsid="006d55d5"/>
    </style:style>
    <style:style style:name="T32" style:family="text">
      <style:text-properties officeooo:rsid="0073dbf5"/>
    </style:style>
    <style:style style:name="T33" style:family="text">
      <style:text-properties officeooo:rsid="007411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21 </text:p>
      <text:p text:style-name="P1"/>
      <text:p text:style-name="P2">开源　可以传播　但不一定免费</text:p>
      <text:p text:style-name="P2"/>
      <text:p text:style-name="P2">特点　</text:p>
      <text:p text:style-name="P2">５．７版本　最新８．０　</text:p>
      <text:p text:style-name="P2"/>
      <text:p text:style-name="P6">MySQL</text:p>
      <text:p text:style-name="P2"><text:s text:c="4"/>关系型数据库</text:p>
      <text:p text:style-name="P2"><text:s text:c="11"/>１，数据以行和列形式去存储　</text:p>
      <text:p text:style-name="P2"><text:s text:c="12"/>２，表中行：一条记录　列：一个字段</text:p>
      <text:p text:style-name="P2"><text:s text:c="11"/>３，表和表之间逻辑关联叫关系　</text:p>
      <text:p text:style-name="P2"><text:s text:c="10"/><text:span text:style-name="T19">4 <text:s/>mysql 基于硬盘读写　</text:span></text:p>
      <text:p text:style-name="P2"/>
      <text:p text:style-name="P2"><text:s text:c="5"/>非关系型<text:span text:style-name="T2">(效率高　但功能少）</text:span></text:p>
      <text:p text:style-name="P2"><text:s text:c="5"/>键值对方式存储　</text:p>
      <text:p text:style-name="P2"><text:s text:c="14"/>｛ <text:s/>＇姓名＇：ｑｑｑ，＇班级＇：三班，＇年龄＇：２５…<text:span text:style-name="T1">}</text:span></text:p>
      <text:p text:style-name="P2"/>
      <text:p text:style-name="P2"/>
      <text:p text:style-name="P2"><text:s text:c="6"/>跨平台　</text:p>
      <text:p text:style-name="P2">　 <text:s text:c="12"/><text:span text:style-name="T2">windows Linux Unix 运行</text:span></text:p>
      <text:p text:style-name="P7"/>
      <text:p text:style-name="P7">面试题目：</text:p>
      <text:p text:style-name="P7">　　　数据库　数据库软件　数据仓库</text:p>
      <text:p text:style-name="P7"/>
      <text:p text:style-name="P8">１，数据库软件（就是一个软件，可操作，实现数据库逻辑功能）</text:p>
      <text:p text:style-name="P8">２，数据库是一种逻辑概念（ 通过数据库软件来<text:span text:style-name="T4">存储</text:span>数据）</text:p>
      <text:p text:style-name="P3">３，<text:span text:style-name="T3">数据仓库　用于数据做分析　数据挖掘　</text:span></text:p>
      <text:p text:style-name="P2"/>
      <text:p text:style-name="P2"/>
      <text:p text:style-name="P9">mysql 安装</text:p>
      <text:p text:style-name="P9">１，　<text:span text:style-name="T6">Ubuntu 安装MySQL服务　</text:span></text:p>
      <text:p text:style-name="P9">　　１，安装服务器端</text:p>
      <text:p text:style-name="P2">　　　　<text:span text:style-name="T7">sudo apt-get install mysql-server <text:s text:c="2"/></text:span></text:p>
      <text:p text:style-name="P2"><text:soft-page-break/><text:s text:c="9"/>２，安装客户端　</text:p>
      <text:p text:style-name="P4">　　　　<text:span text:style-name="T7">sudo apt-get install mysql-client</text:span></text:p>
      <text:p text:style-name="P2"/>
      <text:p text:style-name="P2"><text:s text:c="10"/>３　<text:span text:style-name="T8">Ubuntu 安装软件　</text:span></text:p>
      <text:p text:style-name="P2">　　　　<text:span text:style-name="T8">1 <text:s/>sudo apt-get install update</text:span></text:p>
      <text:p text:style-name="P5"><text:s text:c="18"/><text:span text:style-name="T8">2 <text:s/>sudo apt-get -f install </text:span></text:p>
      <text:p text:style-name="P5"><text:s text:c="11"/>作用 修复依赖关系</text:p>
      <text:p text:style-name="P5"/>
      <text:p text:style-name="P5"/>
      <text:p text:style-name="P5">２，　<text:span text:style-name="T9">window安装MySQL服务　</text:span></text:p>
      <text:p text:style-name="P5">　１，　下载安装包（<text:span text:style-name="T9">windows)</text:span></text:p>
      <text:p text:style-name="P5"><text:s text:c="12"/><text:span text:style-name="T9">mysql-installer***5.7***.msi</text:span></text:p>
      <text:p text:style-name="P5"><text:s text:c="4"/>２，双击</text:p>
      <text:p text:style-name="P5"/>
      <text:p text:style-name="P5"/>
      <text:p text:style-name="P56">３　启动和链接服务　</text:p>
      <text:p text:style-name="P5">　　１，　服务端启动</text:p>
      <text:p text:style-name="P5">　<text:span text:style-name="T10">1,查看服务状态　</text:span></text:p>
      <text:p text:style-name="P10">s<text:span text:style-name="T11">u</text:span>d<text:span text:style-name="T11">o</text:span> /etc/init.d/mysql status </text:p>
      <text:p text:style-name="P10"/>
      <text:p text:style-name="P11"><text:span text:style-name="T11">sudo</text:span> /etc/init.d/mysql start</text:p>
      <text:p text:style-name="P10"/>
      <text:p text:style-name="P10"><text:span text:style-name="T11">sudo</text:span> /etc/init.d/mysql stop</text:p>
      <text:p text:style-name="P10"/>
      <text:p text:style-name="P10"><text:span text:style-name="T11">sudo</text:span> /etc/init.d/mysql restart</text:p>
      <text:p text:style-name="P10"/>
      <text:p text:style-name="P10"><text:span text:style-name="T11">sudo</text:span> /etc/init.d/mysql reload</text:p>
      <text:p text:style-name="P10"/>
      <text:p text:style-name="P10"/>
      <text:p text:style-name="P12">客户端链接　</text:p>
      <text:p text:style-name="P12">命令格式　</text:p>
      <text:p text:style-name="P12">mysql -h主机地址 -u用户名　-p密码　</text:p>
      <text:p text:style-name="P12"/>
      <text:p text:style-name="P13">mysql -hlocalhost -uroot -p123456</text:p>
      <text:p text:style-name="P12"/>
      <text:p text:style-name="P14"><text:soft-page-break/><text:s/>mysql -uroot -p (回车之后输入密码）</text:p>
      <text:p text:style-name="P14"/>
      <text:p text:style-name="P14"/>
      <text:p text:style-name="P14"/>
      <text:p text:style-name="P14">基本命令　</text:p>
      <text:p text:style-name="P14">１．<text:span text:style-name="T12">sql命令的规则</text:span></text:p>
      <text:p text:style-name="P14">　　１，每条命令必须以 ；结尾</text:p>
      <text:p text:style-name="P14">　　２，ＳＱＬ命令不区分字母大小写　</text:p>
      <text:p text:style-name="P14">　　３，使用<text:span text:style-name="T12">\c终止当前命令的执行　</text:span></text:p>
      <text:p text:style-name="P14"/>
      <text:p text:style-name="P14"/>
      <text:p text:style-name="P15">２　库的管理　</text:p>
      <text:p text:style-name="P54">mysql里面有很多库　库１　库２　库３　库４　</text:p>
      <text:p text:style-name="P15">一个库里面有很多表　</text:p>
      <text:p text:style-name="P15"/>
      <text:p text:style-name="P15"/>
      <text:p text:style-name="P15">１，库的基本操作</text:p>
      <text:p text:style-name="P57">１，查看所有库　</text:p>
      <text:p text:style-name="P57">　<text:span text:style-name="T13">show databases;</text:span></text:p>
      <text:p text:style-name="P15"/>
      <text:p text:style-name="P15"><text:s/><text:span text:style-name="T5">2,创建库</text:span></text:p>
      <text:p text:style-name="P57">　　<text:span text:style-name="T13">create database 库名; </text:span></text:p>
      <text:p text:style-name="P15"/>
      <text:p text:style-name="P16">3,查看创建库的语句<text:span text:style-name="T15">(查看字符集)</text:span></text:p>
      <text:p text:style-name="P16">　<text:span text:style-name="T14">show create database 库名;</text:span></text:p>
      <text:p text:style-name="P17">show create database db1;</text:p>
      <text:p text:style-name="P17"/>
      <text:p text:style-name="P17">+----------+----------------------------------------------------------------+</text:p>
      <text:p text:style-name="P17">| Database | Create Database <text:s text:c="47"/>|</text:p>
      <text:p text:style-name="P17">+----------+----------------------------------------------------------------+</text:p>
      <text:p text:style-name="P17">| db1 <text:s text:c="5"/>| CREATE DATABASE `db1` /*!40100 DEFAULT CHARACTER SET latin1 */ </text:p>
      <text:p text:style-name="P17">+----------+----------------------------------------------------------------+</text:p>
      <text:p text:style-name="P17">1 row in set (0.00 sec)</text:p>
      <text:p text:style-name="P17"/>
      <text:p text:style-name="P17"/>
      <text:p text:style-name="P17"><text:soft-page-break/></text:p>
      <text:p text:style-name="P17">指定字符集</text:p>
      <text:p text:style-name="P18">create database db2 character set utf8;</text:p>
      <text:p text:style-name="P17"/>
      <text:p text:style-name="P18"/>
      <text:p text:style-name="P16">４　查看当前所在库　</text:p>
      <text:p text:style-name="P61">select database();</text:p>
      <text:p text:style-name="P19"/>
      <text:p text:style-name="P20">5，切换<text:span text:style-name="T16">到指定库</text:span></text:p>
      <text:p text:style-name="P60">use 库名;</text:p>
      <text:p text:style-name="P19"/>
      <text:p text:style-name="P19"/>
      <text:p text:style-name="P19">mysql&gt; use db1;</text:p>
      <text:p text:style-name="P19">Database changed</text:p>
      <text:p text:style-name="P16"/>
      <text:p text:style-name="P16"/>
      <text:p text:style-name="P21">6　查看库中的表　</text:p>
      <text:p text:style-name="P21">show tables ;</text:p>
      <text:p text:style-name="P21"/>
      <text:p text:style-name="P21">7　删除库</text:p>
      <text:p text:style-name="P21"><text:s/>drop database 库名;</text:p>
      <text:p text:style-name="P21"/>
      <text:p text:style-name="P21"/>
      <text:p text:style-name="P22">2,　库的命名规则</text:p>
      <text:p text:style-name="P23">１，数字，字母，＿　但是不能是纯数字　</text:p>
      <text:p text:style-name="P23">２，库名区分字母大小写　</text:p>
      <text:p text:style-name="P23">３，不能使用特殊字符，和　MySQL关键字　.</text:p>
      <text:p text:style-name="P23"/>
      <text:p text:style-name="P23"/>
      <text:p text:style-name="P23">练习</text:p>
      <text:p text:style-name="P24">１，</text:p>
      <text:p text:style-name="P22">　</text:p>
      <text:p text:style-name="P22"/>
      <text:p text:style-name="P22"/>
      <text:p text:style-name="P25">３<text:span text:style-name="T20">　</text:span>表的基本操作　</text:p>
      <text:p text:style-name="P26">　１，创建表（别忘了选择库）　在库里面创建表</text:p>
      <text:p text:style-name="P28"><text:soft-page-break/>create table 表名(name char(10),age int,score int );</text:p>
      <text:p text:style-name="P28">create table 表名(字段名　数据类型,</text:p>
      <text:p text:style-name="P28"><text:s text:c="32"/>字段名　数据类型, </text:p>
      <text:p text:style-name="P28">………………);</text:p>
      <text:p text:style-name="P27">　２，<text:span text:style-name="T17">行　记录　　列　字段　</text:span></text:p>
      <text:p text:style-name="P27"/>
      <text:p text:style-name="P30">3,　　表的默认字符集</text:p>
      <text:p text:style-name="P29">create table 表名(字段名<text:span text:style-name="T18">　数据类型</text:span> )<text:span text:style-name="T18">character set utf8</text:span>;</text:p>
      <text:p text:style-name="P29"/>
      <text:p text:style-name="P31">4 查看创建表的语句（字符集，存储引擎</text:p>
      <text:p text:style-name="P31">　　show create table 表名;</text:p>
      <text:p text:style-name="P31"/>
      <text:p text:style-name="P31">5 查看表结构：</text:p>
      <text:p text:style-name="P31"/>
      <text:p text:style-name="P31">　desc 表名; </text:p>
      <text:p text:style-name="P31"/>
      <text:p text:style-name="P32">6 删除表　</text:p>
      <text:p text:style-name="P32">drop table 表名;</text:p>
      <text:p text:style-name="P32"/>
      <text:p text:style-name="P36">7 表里面的内容</text:p>
      <text:p text:style-name="P36">　select * from 表名;</text:p>
      <text:p text:style-name="P32"/>
      <text:p text:style-name="P32"/>
      <text:p text:style-name="P32"/>
      <text:p text:style-name="P32"/>
      <text:p text:style-name="P33">tarena@tedu:~$ sudo -i</text:p>
      <text:p text:style-name="P33">[sudo] tarena 的密码： </text:p>
      <text:p text:style-name="P33">root@tedu:~# ~# cd /var/lib/mysql</text:p>
      <text:p text:style-name="P33">~#：未找到命令</text:p>
      <text:p text:style-name="P33">root@tedu:~# cd /var/lib/mysql</text:p>
      <text:p text:style-name="P33">root@tedu:/var/lib/mysql# ls</text:p>
      <text:p text:style-name="P33">auto.cnf <text:s text:c="8"/>ib_buffer_pool <text:s/>ib_logfile1 <text:s/>mysql_upgrade_info <text:s/>sys</text:p>
      <text:p text:style-name="P33">db1 <text:s text:c="13"/>ibdata1 <text:s text:c="8"/>ibtmp1 <text:s text:c="6"/>performance_schema</text:p>
      <text:p text:style-name="P33">debian-5.7.flag <text:s/>ib_logfile0 <text:s text:c="4"/>mysql <text:s text:c="7"/>python1</text:p>
      <text:p text:style-name="P33"/>
      <text:p text:style-name="P33"><text:soft-page-break/></text:p>
      <text:p text:style-name="P33"/>
      <text:p text:style-name="P34">４　注意　</text:p>
      <text:p text:style-name="P34">　　１，　所有数据都是以文件形式存储在数据库目录下/var/lib/mysql</text:p>
      <text:p text:style-name="P35">　　２，　</text:p>
      <text:p text:style-name="P35"/>
      <text:p text:style-name="P35"/>
      <text:p text:style-name="P35"/>
      <text:p text:style-name="P33"/>
      <text:p text:style-name="P35">5，　表的记录管理　</text:p>
      <text:p text:style-name="P35">１，插入（insert) <text:s/></text:p>
      <text:p text:style-name="P35"><text:s text:c="7"/>1, <text:s/>insert into 表名 values（值１），（值２），｛根据你列的属性｝</text:p>
      <text:p text:style-name="P35">　　２．insert into 表名（字段１，字段２）</text:p>
      <text:p text:style-name="P35">　　　　values(值１），（值２）;</text:p>
      <text:p text:style-name="P35">　　　</text:p>
      <text:p text:style-name="P37">2, 查询(select) </text:p>
      <text:p text:style-name="P37">1. select * from 表名　where 条件;</text:p>
      <text:p text:style-name="P37">2, <text:s/>select 字段１,字段 <text:span text:style-name="T29">2 <text:s/></text:span>from 表名　where 条件;</text:p>
      <text:p text:style-name="P37"/>
      <text:p text:style-name="P37"/>
      <text:p text:style-name="P37"/>
      <text:p text:style-name="P37"/>
      <text:p text:style-name="P38">6, 如何更改库的默认字符集</text:p>
      <text:p text:style-name="P38">　１，方法　：　更改配置文件</text:p>
      <text:p text:style-name="P38">　２，步骤　：　</text:p>
      <text:p text:style-name="P37"/>
      <text:p text:style-name="P39">　　　１，获取root 权限　</text:p>
      <text:p text:style-name="P39">　　　　　sudo -i</text:p>
      <text:p text:style-name="P39"><text:s text:c="14"/>2 <text:s text:c="6"/>cd <text:s/>/etc/mysql/mysql.conf.d<text:span text:style-name="T21">　　　</text:span>(只适用于乌班图）</text:p>
      <text:p text:style-name="P39"><text:s text:c="3"/>　　 <text:s/>3 <text:s text:c="7"/>cp mysqld.cnf <text:s/>mysqld.cnf.bak</text:p>
      <text:p text:style-name="P39"><text:s text:c="14"/>4 <text:s text:c="7"/>subl mysqld.cnf</text:p>
      <text:p text:style-name="P39"><text:s text:c="14"/>5 <text:s text:c="8"/>在[mysqld]下：</text:p>
      <text:p text:style-name="P39">　　　　　　　character_set_server = utf8</text:p>
      <text:p text:style-name="P55">　　　6 <text:s text:c="10"/>/etc/init.d/mysql restart </text:p>
      <text:p text:style-name="P37"><text:soft-page-break/><text:s text:c="9"/>之前的库并不会改变字符集　之后的会改变</text:p>
      <text:p text:style-name="P37"/>
      <text:p text:style-name="P40"/>
      <text:p text:style-name="P40"/>
      <text:p text:style-name="P40"/>
      <text:p text:style-name="P40"/>
      <text:p text:style-name="P40"/>
      <text:p text:style-name="P40">7 ，　客户端把数据存储到数据库服务器上的过程　</text:p>
      <text:p text:style-name="P40">　　１，　链接到数据服务器　<text:span text:style-name="T22">mysql -u用户名　-p </text:span></text:p>
      <text:p text:style-name="P40"><text:s text:c="10"/><text:span text:style-name="T22">2 <text:s/>, <text:s text:c="5"/>选择库：　use 库名</text:span></text:p>
      <text:p text:style-name="P40">　　<text:span text:style-name="T22">3 <text:s text:c="2"/>, <text:s text:c="6"/>创建/修改表记录　　update 表名　</text:span></text:p>
      <text:p text:style-name="P40">　　<text:span text:style-name="T22">4 , <text:s text:c="8"/>断开与数据库的链接: exit; | quit; | \q; </text:span></text:p>
      <text:p text:style-name="P40"><text:s text:c="2"/></text:p>
      <text:p text:style-name="P41">8, <text:s text:c="10"/>数据类型　</text:p>
      <text:p text:style-name="P41">　１，数值类型　</text:p>
      <text:p text:style-name="P59"><text:s text:c="10"/>1, 整型</text:p>
      <text:p text:style-name="P42"><text:s text:c="14"/>1, int 大整型（４个字节）</text:p>
      <text:p text:style-name="P42"><text:s text:c="24"/>取值范围：　0～（2**32-1）　</text:p>
      <text:p text:style-name="P42">　　　2 tinyint 微小整型（１个字节）</text:p>
      <text:p text:style-name="P42">　　　　　１，有负号（signed默认）：　-128～127　</text:p>
      <text:p text:style-name="P42">　　　　　２，无负号（unsigned): 0~255 <text:s/><text:span text:style-name="T28">tinyint unsigned</text:span></text:p>
      <text:p text:style-name="P42"><text:s text:c="13"/>3 smallint 小整型</text:p>
      <text:p text:style-name="P42"><text:s text:c="13"/>4 <text:s/>bigint 极大整型</text:p>
      <text:p text:style-name="P42"><text:s text:c="24"/></text:p>
      <text:p text:style-name="P59">　　 2, 浮点型　</text:p>
      <text:p text:style-name="P42">　　　　　　总位数不要超过七　<text:span text:style-name="T23">float(7,2)</text:span></text:p>
      <text:p text:style-name="P42"><text:s text:c="17"/><text:span text:style-name="T24">2, double </text:span></text:p>
      <text:p text:style-name="P43"><text:s text:c="23"/>字段名　<text:span text:style-name="T24">double(m,n) ..</text:span></text:p>
      <text:p text:style-name="P43"><text:s text:c="17"/>3, <text:span text:style-name="T24">decimal(m,n)</text:span></text:p>
      <text:p text:style-name="P43"><text:s text:c="24"/><text:span text:style-name="T24">1,存储空间（整数部分，小数部分分开存储）</text:span></text:p>
      <text:p text:style-name="P43">　　　　　　　规则：　将　<text:span text:style-name="T24">9的倍数包装成四个字节</text:span></text:p>
      <text:p text:style-name="P43">　　　　　　　　　　余数　　　　　　　字节　</text:p>
      <text:p text:style-name="P43"><text:soft-page-break/>　　　　　　　　　　　　<text:span text:style-name="T25">0　　　　　　　　　0</text:span></text:p>
      <text:p text:style-name="P43">　　　　　　　　　　　<text:span text:style-name="T25">1-２　　　　　　　　1</text:span></text:p>
      <text:p text:style-name="P43">　　　　　　　　　　　<text:span text:style-name="T25">3～4　　　　　　　　2</text:span></text:p>
      <text:p text:style-name="P43">　　　　　　　　　　　<text:span text:style-name="T25">5～6　　　　　　　　3</text:span></text:p>
      <text:p text:style-name="P43">　　　　　　　　　　　<text:span text:style-name="T25">7～8　　　　　　　4　</text:span></text:p>
      <text:p text:style-name="P43">　　　　　　　　　<text:span text:style-name="T25">decimal(19,9)</text:span></text:p>
      <text:p text:style-name="P47"/>
      <text:p text:style-name="P43"><text:s text:c="41"/>整数部分：　<text:span text:style-name="T25">10/9＝1余1　 <text:s text:c="4"/>4个字节+1</text:span></text:p>
      <text:p text:style-name="P43"/>
      <text:p text:style-name="P43"/>
      <text:p text:style-name="P44">新建库<text:span text:style-name="T26">studb2 并在库中创建表stuinfo</text:span></text:p>
      <text:p text:style-name="P46"><text:s/>要求　</text:p>
      <text:p text:style-name="P45">id ：大整型</text:p>
      <text:p text:style-name="P45">name: 字符类型　宽度为１５</text:p>
      <text:p text:style-name="P45">age:　微小整型， 不能为负数</text:p>
      <text:p text:style-name="P45">height 　浮点型　小数为2位<text:span text:style-name="T27">(float)</text:span></text:p>
      <text:p text:style-name="P45">money 浮点型　小数位为４位（<text:span text:style-name="T27">decimal)</text:span></text:p>
      <text:p text:style-name="P58">　２，字符类型　</text:p>
      <text:p text:style-name="P41"/>
      <text:p text:style-name="P48">1,char:定长.</text:p>
      <text:p text:style-name="P48">...char(宽度) 宽度取值范围: 1-255</text:p>
      <text:p text:style-name="P48">name char(20)　＇Ａ＇-→<text:span text:style-name="T30"> ‘A <text:s text:c="13"/>‘　也占20个字节　　定长！</text:span></text:p>
      <text:p text:style-name="P48">‘abc’</text:p>
      <text:p text:style-name="P48">‘张无忌’</text:p>
      <text:p text:style-name="P48">都是三个字符　</text:p>
      <text:p text:style-name="P48">跟字节不一样　英文也就三个字节　中文　gbk 两个字节　utf8三个字节</text:p>
      <text:p text:style-name="P48">2 varchar :变长</text:p>
      <text:p text:style-name="P48"><text:s text:c="2"/>varchar(宽度) 宽度取值范围 : 1-65535</text:p>
      <text:p text:style-name="P49">name varchar(20) <text:s text:c="3"/>‘a’ → <text:s/></text:p>
      <text:p text:style-name="P52">３，　txet / longtext(4G) /blob/longblob </text:p>
      <text:p text:style-name="P52">4 区别</text:p>
      <text:p text:style-name="P51">char 浪费存储空间　，性能高</text:p>
      <text:p text:style-name="P51"><text:soft-page-break/>　varchar: 节省存储空间　，性能低　</text:p>
      <text:p text:style-name="P51"/>
      <text:p text:style-name="P53">5　字符类型的宽度和数值类型宽度的区别</text:p>
      <text:p text:style-name="P53">１　数值类型宽度为显示宽度，只用于select查询时显示，和占用存储无关，可用zerofill<text:span text:style-name="T31">（显示宽度为三位）　不够三位补三位　　　</text:span>查看效果　</text:p>
      <text:p text:style-name="P53">２　字符类型的宽度超过后无法存储　</text:p>
      <text:p text:style-name="P53"/>
      <text:p text:style-name="P53"/>
      <text:p text:style-name="P53"/>
      <text:p text:style-name="P53"/>
      <text:p text:style-name="P53"/>
      <text:p text:style-name="P58">　３，枚举类型　</text:p>
      <text:p text:style-name="P62">１，单选enum</text:p>
      <text:p text:style-name="P62">sex enum(值１，值２．．）<text:span text:style-name="T33">sex 也是随便取　按照类型名称</text:span></text:p>
      <text:p text:style-name="P62"/>
      <text:p text:style-name="P62">２，多选　</text:p>
      <text:p text:style-name="P62">like set(值１，值２，．．．）<text:span text:style-name="T32">　likes是随便取得名字　</text:span></text:p>
      <text:p text:style-name="P63">＃插入记录时　＇study ,python,mysql’</text:p>
      <text:p text:style-name="P41">　４，日期时间类型　</text:p>
      <text:p text:style-name="P50"/>
      <text:p text:style-name="P50"/>
      <text:p text:style-name="P50"/>
      <text:p text:style-name="P50"/>
      <text:p text:style-name="P37">　　　</text:p>
      <text:p text:style-name="P37"/>
      <text:p text:style-name="P37"/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09:03:46.496320040</meta:creation-date>
    <dc:date>2018-08-29T21:02:28.157856183</dc:date>
    <meta:editing-duration>PT5H21M49S</meta:editing-duration>
    <meta:editing-cycles>93</meta:editing-cycles>
    <meta:generator>LibreOffice/5.1.6.2$Linux_X86_64 LibreOffice_project/10m0$Build-2</meta:generator>
    <meta:document-statistic meta:table-count="0" meta:image-count="0" meta:object-count="0" meta:page-count="9" meta:paragraph-count="203" meta:word-count="1657" meta:character-count="4646" meta:non-whitespace-character-count="3318"/>
  </office:meta>
</office:document-meta>
</file>